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Garamond" svg:font-family="Garamo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ext-properties fo:color="#000000" style:font-name="Garamond" style:font-name-asian="Garamond" style:font-name-complex="Garamond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justify"/>
      <style:text-properties fo:color="#000000" style:font-name="Garamond" style:font-name-asian="Garamond" style:font-name-complex="Garamond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Garamond" style:font-name-asian="Garamond" style:font-name-complex="Garamond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Garamond" style:font-name-asian="Garamond" style:font-name-complex="Garamond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8.600208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6.95854166666667cm"/>
    </style:style>
    <style:style style:name="co6" style:family="table-column">
      <style:table-column-properties fo:break-before="auto" style:column-width="8.36083333333333cm"/>
    </style:style>
    <style:style style:name="co7" style:family="table-column">
      <style:table-column-properties fo:break-before="auto" style:column-width="9.44562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/>
          <table:table-cell office:value-type="string" table:style-name="ce1">
            <text:p>Indikatorer utifrån skolinspektionen kvalitetsgranskning i ämnet musik</text:p>
          </table:table-cell>
          <table:table-cell office:value-type="string" table:style-name="ce1">
            <text:p>Bedömning (0-5)</text:p>
          </table:table-cell>
          <table:table-cell office:value-type="string" table:style-name="ce1">
            <text:p>Vad görs i nuläget på lärarnivå</text:p>
          </table:table-cell>
          <table:table-cell office:value-type="string" table:style-name="ce1">
            <text:p>Vad kan ytterligare göras på lärarnivå</text:p>
          </table:table-cell>
          <table:table-cell office:value-type="string" table:style-name="ce2">
            <text:p>Vad <text:s/>görs i nuläget på skol- huvudmannanivå</text:p>
          </table:table-cell>
          <table:table-cell office:value-type="string" table:style-name="ce2">
            <text:p>Vad kan ytterligare göras på skol- huvudmannanivå</text:p>
          </table:table-cell>
          <table:table-cell table:number-columns-repeated="16377"/>
        </table:table-row>
        <table:table-row table:style-name="ro2">
          <table:table-cell/>
          <table:table-cell table:style-name="ce3"/>
          <table:table-cell office:value-type="string" table:style-name="ce1">
            <text:p>0-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Eleverna ges möjlighet<text:s text:c="2"/><text:span text:style-name="T2">sjunga</text:span><text:s/>i olika musikaliska former och genrer,</text:p>
          </table:table-cell>
          <table:table-cell office:value-type="float" office:value="5" table:style-name="ce1">
            <text:p>5</text:p>
          </table:table-cell>
          <table:table-cell table:number-columns-repeated="4" table:style-name="ce2"/>
          <table:table-cell table:number-columns-repeated="16377"/>
        </table:table-row>
        <table:table-row table:style-name="ro2">
          <table:table-cell/>
          <table:table-cell office:value-type="string" table:style-name="ce1">
            <text:p>Eleverna ges möjlighet<text:s text:c="2"/><text:span text:style-name="T2">spela</text:span><text:s/>i olika musikaliska former och genrer,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4">
            <text:p>Eleverna ges möjlighet att<text:s/><text:span text:style-name="T4">skapa musik</text:span>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4">
            <text:p>Eleverna ges möjligheter att<text:s/><text:span text:style-name="T4">gestalta och kommunicera</text:span><text:s/>egna musikaliska tankar och idéer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4">
          <table:table-cell/>
          <table:table-cell office:value-type="string" table:style-name="ce5">
            <text:p>Eleverna ges möjlighet att<text:s/><text:span text:style-name="T4">analysera och samtala</text:span><text:s/>om musikens uttryck i olika sociala, kulturella och historiska sammanhang.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2">
            <text:p>Eleverna erbjuds en medveten ämnesövergripande<text:s/></text:p>
            <text:p>undervisning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Eleverna erbjuds en lärandemiljö som <text:s/>präglas av ett gott klimat där de känner trygghet och lust att lära.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Eleverna erbjuds en anpassad undervisning där deras erfarenheter och motivation tillvaratas.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Eleverna har inflytande över hur deras utbildning utformas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Läraren följer upp elevernas utveckling och kunskaper för att säkerställa att eleverna når målen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Läraren gör en allsidig bedömning av elevernas kunskaper utifrån styrdokumentens krav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Eleverna har kännedom om mål och betygskriterier.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Rektorn tar ansvar för att bedömning och betygssättning i musik sker utifrån styrdokumentens krav.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Rektorn tar ansvar för att musikundervisningen och musikämnet är av god kvalitet.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kolan har material, utrustning och lokaler som ger förutsättningar för att bedriva en god musikundervisning.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Skolans organisation och tidsanvändning i musikämnet skapar goda förutsättningar för eleverna att nå målen.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Det finns ett långsiktigt tänkande på övergripande nivå för att utveckla musikämnet.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/>
          <table:table-cell table:style-name="ce1"/>
          <table:table-cell office:value-type="float" office:value="5" table:formula="msoxl:=AVERAGE(C3:C21)" table:style-name="ce1">
            <text:p>5</text:p>
          </table:table-cell>
          <table:table-cell table:number-columns-repeated="16381"/>
        </table:table-row>
        <table:table-row table:number-rows-repeated="1048554" table:style-name="ro2">
          <table:table-cell table:number-columns-repeated="16384"/>
        </table:table-row>
      </table:table>
      <table:table table:name="Blad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Blad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Blad1.B1:Blad1.G22" table:name="Tabell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nas Eklund Barn- och utbildningsförvaltningen</meta:initial-creator>
    <dc:creator>Jonas Eklund Barn- och utbildningsförvaltningen</dc:creator>
    <meta:creation-date>2016-04-04T11:01:26Z</meta:creation-date>
    <dc:date>2016-04-06T11:11:22Z</dc:date>
  </office:meta>
</office:document-meta>
</file>